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3465a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 fo:min-height="0.882cm" fo:min-width="0.632cm"/>
    </style:style>
    <style:style style:name="gr3" style:family="graphic" style:parent-style-name="objectwithoutfill">
      <style:graphic-properties draw:marker-end="Triangle_20_unfilled" draw:marker-end-width="0.6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false" fo:min-height="0.55cm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 fo:min-height="0.882cm" fo:min-width="5.158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marker-end="Triangle_20_unfilled" draw:marker-end-width="0.6cm" draw:textarea-vertical-align="middle"/>
    </style:style>
    <style:style style:name="gr8" style:family="graphic" style:parent-style-name="objectwithoutfill">
      <style:graphic-properties svg:stroke-color="#3465a4" draw:marker-end="Triangle_20_unfilled" draw:marker-end-width="0.6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475cm" fo:min-width="0cm"/>
    </style:style>
    <style:style style:name="P1" style:family="paragraph">
      <style:text-properties fo:font-weight="bold"/>
    </style:style>
    <style:style style:name="P2" style:family="paragraph">
      <style:paragraph-properties fo:text-align="center"/>
      <style:text-properties fo:font-weight="bold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agramme">
        <draw:g xml:id="id15" draw:id="id15">
          <draw:line draw:style-name="gr1" draw:text-style-name="P1" draw:layer="layout" svg:x1="1.6cm" svg:y1="12.8cm" svg:x2="2.4cm" svg:y2="11.2cm">
            <text:p/>
          </draw:line>
          <draw:line draw:style-name="gr1" draw:text-style-name="P1" draw:layer="layout" svg:x1="3.2cm" svg:y1="12.8cm" svg:x2="2.4cm" svg:y2="11.2cm">
            <text:p/>
          </draw:line>
          <draw:line draw:style-name="gr1" draw:text-style-name="P1" draw:layer="layout" svg:x1="2.4cm" svg:y1="8.8cm" svg:x2="2.4cm" svg:y2="11.2cm">
            <text:p/>
          </draw:line>
          <draw:line draw:style-name="gr1" draw:text-style-name="P1" draw:layer="layout" svg:x1="1.6cm" svg:y1="10cm" svg:x2="3.2cm" svg:y2="10cm">
            <text:p/>
          </draw:line>
          <draw:custom-shape draw:style-name="gr2" draw:text-style-name="P2" draw:layer="layout" svg:width="1.6cm" svg:height="1.6cm" svg:x="1.6cm" svg:y="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  <draw:g xml:id="id3" draw:id="id3">
          <draw:line draw:style-name="gr1" draw:text-style-name="P1" draw:layer="layout" svg:x1="8cm" svg:y1="6.4cm" svg:x2="8.8cm" svg:y2="4.8cm">
            <text:p/>
          </draw:line>
          <draw:line draw:style-name="gr1" draw:text-style-name="P1" draw:layer="layout" svg:x1="9.6cm" svg:y1="6.4cm" svg:x2="8.8cm" svg:y2="4.8cm">
            <text:p/>
          </draw:line>
          <draw:line draw:style-name="gr1" draw:text-style-name="P1" draw:layer="layout" svg:x1="8.8cm" svg:y1="2.4cm" svg:x2="8.8cm" svg:y2="4.8cm">
            <text:p/>
          </draw:line>
          <draw:line draw:style-name="gr1" draw:text-style-name="P1" draw:layer="layout" svg:x1="8cm" svg:y1="3.6cm" svg:x2="9.6cm" svg:y2="3.6cm">
            <text:p/>
          </draw:line>
          <draw:custom-shape draw:style-name="gr2" draw:text-style-name="P2" draw:layer="layout" svg:width="1.6cm" svg:height="1.6cm" svg:x="8cm" svg:y="1.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  <draw:g xml:id="id1" draw:id="id1">
          <draw:line draw:style-name="gr1" draw:text-style-name="P1" draw:layer="layout" svg:x1="8cm" svg:y1="18.4cm" svg:x2="8.8cm" svg:y2="16.8cm">
            <text:p/>
          </draw:line>
          <draw:line draw:style-name="gr1" draw:text-style-name="P1" draw:layer="layout" svg:x1="9.6cm" svg:y1="18.4cm" svg:x2="8.8cm" svg:y2="16.8cm">
            <text:p/>
          </draw:line>
          <draw:line draw:style-name="gr1" draw:text-style-name="P1" draw:layer="layout" svg:x1="8.8cm" svg:y1="14.4cm" svg:x2="8.8cm" svg:y2="16.8cm">
            <text:p/>
          </draw:line>
          <draw:line draw:style-name="gr1" draw:text-style-name="P1" draw:layer="layout" svg:x1="8cm" svg:y1="15.6cm" svg:x2="9.6cm" svg:y2="15.6cm">
            <text:p/>
          </draw:line>
          <draw:custom-shape draw:style-name="gr2" draw:text-style-name="P2" draw:layer="layout" svg:width="1.6cm" svg:height="1.6cm" svg:x="8cm" svg:y="13.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  <draw:connector draw:style-name="gr3" draw:text-style-name="P3" draw:layer="layout" svg:x1="8cm" svg:y1="16cm" svg:x2="2.4cm" svg:y2="13.6cm" draw:start-shape="id1" draw:start-glue-point="3" draw:end-shape="id2" draw:end-glue-point="2" svg:d="M8000 16000h-5600v-2400" svg:viewBox="0 0 5601 2401">
          <text:p text:style-name="P3"/>
        </draw:connector>
        <draw:connector draw:style-name="gr3" draw:text-style-name="P3" draw:layer="layout" svg:x1="8cm" svg:y1="4cm" svg:x2="2.4cm" svg:y2="8cm" draw:start-shape="id3" draw:start-glue-point="3" draw:end-shape="id4" draw:end-glue-point="4" svg:d="M8000 4000h-5600v4000" svg:viewBox="0 0 5601 4001">
          <text:p text:style-name="P3"/>
        </draw:connector>
        <draw:frame draw:style-name="gr4" draw:text-style-name="P3" draw:layer="layout" svg:width="3.2cm" svg:height="0.8cm" svg:x="7.2cm" svg:y="6.4cm">
          <draw:text-box>
            <text:p text:style-name="P3">Offrant</text:p>
          </draw:text-box>
        </draw:frame>
        <draw:frame draw:style-name="gr4" draw:text-style-name="P3" xml:id="id2" draw:id="id2" draw:layer="layout" svg:width="4.8cm" svg:height="0.8cm" svg:x="0cm" svg:y="12.8cm">
          <draw:text-box>
            <text:p text:style-name="P3">Client générique</text:p>
          </draw:text-box>
        </draw:frame>
        <draw:frame draw:style-name="gr4" draw:text-style-name="P3" draw:layer="layout" svg:width="3.2cm" svg:height="0.8cm" svg:x="7.2cm" svg:y="18.4cm">
          <draw:text-box>
            <text:p text:style-name="P3">Client</text:p>
          </draw:text-box>
        </draw:frame>
        <draw:custom-shape draw:style-name="gr5" draw:text-style-name="P3" xml:id="id11" draw:id="id11" draw:layer="layout" svg:width="8cm" svg:height="1.6cm" svg:x="16.8cm" svg:y="21.6cm">
          <text:p text:style-name="P3">Définir une classe standa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5" draw:id="id5" draw:layer="layout" svg:width="8cm" svg:height="1.6cm" svg:x="19.6cm" svg:y="0.8cm">
          <text:p text:style-name="P3">Mettre un bien en ven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9" draw:id="id9" draw:layer="layout" svg:width="8cm" svg:height="1.6cm" svg:x="16.8cm" svg:y="14.4cm">
          <text:p text:style-name="P3">Acheter un bi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0" draw:id="id10" draw:layer="layout" svg:width="8cm" svg:height="1.6cm" svg:x="16.8cm" svg:y="16.8cm">
          <text:p text:style-name="P3">Louer un bi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8" draw:id="id8" draw:layer="layout" svg:width="8cm" svg:height="1.6cm" svg:x="16.8cm" svg:y="12cm">
          <text:p text:style-name="P3">Visiter un bi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" draw:id="id12">
          <draw:line draw:style-name="gr1" draw:text-style-name="P1" draw:layer="layout" svg:x1="33.6cm" svg:y1="12.8cm" svg:x2="34.4cm" svg:y2="11.2cm">
            <text:p/>
          </draw:line>
          <draw:line draw:style-name="gr1" draw:text-style-name="P1" draw:layer="layout" svg:x1="35.2cm" svg:y1="12.8cm" svg:x2="34.4cm" svg:y2="11.2cm">
            <text:p/>
          </draw:line>
          <draw:line draw:style-name="gr1" draw:text-style-name="P1" draw:layer="layout" svg:x1="34.4cm" svg:y1="8.8cm" svg:x2="34.4cm" svg:y2="11.2cm">
            <text:p/>
          </draw:line>
          <draw:line draw:style-name="gr1" draw:text-style-name="P1" draw:layer="layout" svg:x1="33.6cm" svg:y1="10cm" svg:x2="35.2cm" svg:y2="10cm">
            <text:p/>
          </draw:line>
          <draw:custom-shape draw:style-name="gr2" draw:text-style-name="P2" draw:layer="layout" svg:width="1.6cm" svg:height="1.6cm" svg:x="33.6cm" svg:y="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  <draw:frame draw:style-name="gr4" draw:text-style-name="P3" draw:layer="layout" svg:width="3.2cm" svg:height="0.8cm" svg:x="32.8cm" svg:y="12.8cm">
          <draw:text-box>
            <text:p text:style-name="P3">Employé</text:p>
          </draw:text-box>
        </draw:frame>
        <draw:custom-shape draw:style-name="gr5" draw:text-style-name="P3" xml:id="id13" draw:id="id13" draw:layer="layout" svg:width="8cm" svg:height="1.6cm" svg:x="16.8cm" svg:y="6.4cm">
          <text:p text:style-name="P3">Enregistrer un 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7" draw:id="id7" draw:layer="layout" svg:width="8cm" svg:height="1.6cm" svg:x="16.8cm" svg:y="9.6cm">
          <text:p text:style-name="P3">Chercher un bi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4" draw:id="id14" draw:layer="layout" svg:width="8cm" svg:height="1.6cm" svg:x="16.8cm" svg:y="19.2cm">
          <text:p text:style-name="P3">Générer les statisti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layer="layout" draw:type="line" svg:x1="9.6cm" svg:y1="4cm" svg:x2="19.6cm" svg:y2="1.6cm" draw:start-shape="id3" draw:start-glue-point="1" draw:end-shape="id5" svg:d="M9600 4000l10000-2400" svg:viewBox="0 0 10001 2401">
          <text:p/>
        </draw:connector>
        <draw:connector draw:style-name="gr6" draw:layer="layout" draw:type="line" svg:x1="14cm" svg:y1="4cm" svg:x2="9.6cm" svg:y2="4cm" draw:start-shape="id6" draw:start-glue-point="6" draw:end-shape="id3" draw:end-glue-point="1" svg:d="M14000 4000h-4400" svg:viewBox="0 0 4401 1">
          <text:p/>
        </draw:connector>
        <draw:connector draw:style-name="gr6" draw:layer="layout" draw:type="line" svg:x1="16.8cm" svg:y1="10.4cm" svg:x2="9.6cm" svg:y2="16cm" draw:start-shape="id7" draw:start-glue-point="6" draw:end-shape="id1" draw:end-glue-point="1" svg:d="M16800 10400l-7200 5600" svg:viewBox="0 0 7201 5601">
          <text:p/>
        </draw:connector>
        <draw:connector draw:style-name="gr6" draw:layer="layout" draw:type="line" svg:x1="16.8cm" svg:y1="12.8cm" svg:x2="9.6cm" svg:y2="16cm" draw:start-shape="id8" draw:start-glue-point="6" draw:end-shape="id1" draw:end-glue-point="1" svg:d="M16800 12800l-7200 3200" svg:viewBox="0 0 7201 3201">
          <text:p/>
        </draw:connector>
        <draw:connector draw:style-name="gr6" draw:layer="layout" draw:type="line" svg:x1="16.8cm" svg:y1="15.2cm" svg:x2="9.6cm" svg:y2="16cm" draw:start-shape="id9" draw:start-glue-point="6" draw:end-shape="id1" draw:end-glue-point="1" svg:d="M16800 15200l-7200 800" svg:viewBox="0 0 7201 801">
          <text:p/>
        </draw:connector>
        <draw:connector draw:style-name="gr6" draw:layer="layout" draw:type="line" svg:x1="16.8cm" svg:y1="17.6cm" svg:x2="9.6cm" svg:y2="16cm" draw:start-shape="id10" draw:start-glue-point="6" draw:end-shape="id1" draw:end-glue-point="1" svg:d="M16800 17600l-7200-1600" svg:viewBox="0 0 7201 1601">
          <text:p/>
        </draw:connector>
        <draw:connector draw:style-name="gr6" draw:layer="layout" draw:type="line" svg:x1="24.8cm" svg:y1="22.4cm" svg:x2="33.6cm" svg:y2="10.4cm" draw:start-shape="id11" draw:start-glue-point="10" draw:end-shape="id12" draw:end-glue-point="3" svg:d="M24800 22400l8800-12000" svg:viewBox="0 0 8801 12001">
          <text:p/>
        </draw:connector>
        <draw:connector draw:style-name="gr6" draw:layer="layout" draw:type="line" svg:x1="27.6cm" svg:y1="1.6cm" svg:x2="33.6cm" svg:y2="10.4cm" draw:start-shape="id5" draw:start-glue-point="10" draw:end-shape="id12" draw:end-glue-point="3" svg:d="M27600 1600l6000 8800" svg:viewBox="0 0 6001 8801">
          <text:p/>
        </draw:connector>
        <draw:connector draw:style-name="gr6" draw:layer="layout" draw:type="line" svg:x1="22cm" svg:y1="4cm" svg:x2="33.6cm" svg:y2="10.4cm" draw:start-shape="id6" draw:start-glue-point="10" draw:end-shape="id12" draw:end-glue-point="3" svg:d="M22000 4000l11600 6400" svg:viewBox="0 0 11601 6401">
          <text:p/>
        </draw:connector>
        <draw:connector draw:style-name="gr6" draw:layer="layout" draw:type="line" svg:x1="24.8cm" svg:y1="7.2cm" svg:x2="33.6cm" svg:y2="10.4cm" draw:start-shape="id13" draw:start-glue-point="10" draw:end-shape="id12" draw:end-glue-point="3" svg:d="M24800 7200l8800 3200" svg:viewBox="0 0 8801 3201">
          <text:p/>
        </draw:connector>
        <draw:connector draw:style-name="gr6" draw:layer="layout" draw:type="line" svg:x1="24.8cm" svg:y1="10.4cm" svg:x2="33.6cm" svg:y2="10.4cm" draw:start-shape="id7" draw:start-glue-point="10" draw:end-shape="id12" draw:end-glue-point="3" svg:d="M24800 10400h8800" svg:viewBox="0 0 8801 1">
          <text:p/>
        </draw:connector>
        <draw:connector draw:style-name="gr6" draw:layer="layout" draw:type="line" svg:x1="24.8cm" svg:y1="12.8cm" svg:x2="33.6cm" svg:y2="10.4cm" draw:start-shape="id8" draw:start-glue-point="10" draw:end-shape="id12" draw:end-glue-point="3" svg:d="M24800 12800l8800-2400" svg:viewBox="0 0 8801 2401">
          <text:p/>
        </draw:connector>
        <draw:connector draw:style-name="gr6" draw:layer="layout" draw:type="line" svg:x1="24.8cm" svg:y1="15.2cm" svg:x2="33.6cm" svg:y2="10.4cm" draw:start-shape="id9" draw:start-glue-point="10" draw:end-shape="id12" draw:end-glue-point="3" svg:d="M24800 15200l8800-4800" svg:viewBox="0 0 8801 4801">
          <text:p/>
        </draw:connector>
        <draw:connector draw:style-name="gr6" draw:layer="layout" draw:type="line" svg:x1="24.8cm" svg:y1="17.6cm" svg:x2="33.6cm" svg:y2="10.4cm" draw:start-shape="id10" draw:start-glue-point="10" draw:end-shape="id12" draw:end-glue-point="3" svg:d="M24800 17600l8800-7200" svg:viewBox="0 0 8801 7201">
          <text:p/>
        </draw:connector>
        <draw:connector draw:style-name="gr6" draw:layer="layout" draw:type="line" svg:x1="9.6cm" svg:y1="4cm" svg:x2="16.8cm" svg:y2="15.2cm" draw:start-shape="id3" draw:start-glue-point="1" draw:end-shape="id9" svg:d="M9600 4000l7200 11200" svg:viewBox="0 0 7201 11201">
          <text:p/>
        </draw:connector>
        <draw:connector draw:style-name="gr6" draw:layer="layout" draw:type="line" svg:x1="9.6cm" svg:y1="4cm" svg:x2="16.8cm" svg:y2="17.6cm" draw:start-shape="id3" draw:start-glue-point="1" draw:end-shape="id10" svg:d="M9600 4000l7200 13600" svg:viewBox="0 0 7201 13601">
          <text:p/>
        </draw:connector>
        <draw:connector draw:style-name="gr7" draw:layer="layout" svg:x1="20.8cm" svg:y1="9.6cm" svg:x2="20.8cm" svg:y2="8cm" draw:start-shape="id7" draw:start-glue-point="4" draw:end-shape="id13" draw:end-glue-point="8" svg:d="M20800 9600v-1600" svg:viewBox="0 0 1 1601">
          <text:p>« utilise »</text:p>
        </draw:connector>
        <draw:custom-shape draw:style-name="gr5" draw:text-style-name="P3" xml:id="id6" draw:id="id6" draw:layer="layout" svg:width="8cm" svg:height="1.6cm" svg:x="14cm" svg:y="3.2cm">
          <text:p text:style-name="P3">Mettre un bien en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layer="layout" draw:type="line" svg:x1="18cm" svg:y1="4.8cm" svg:x2="17.971cm" svg:y2="6.634cm" draw:start-shape="id6" draw:start-glue-point="8" draw:end-shape="id13" draw:end-glue-point="5" svg:d="M18000 4800l-29 1834" svg:viewBox="0 0 30 1835">
          <text:p>« utilise »</text:p>
        </draw:connector>
        <draw:connector draw:style-name="gr8" draw:layer="layout" draw:type="line" svg:x1="23.6cm" svg:y1="2.4cm" svg:x2="23.629cm" svg:y2="6.634cm" draw:start-shape="id5" draw:start-glue-point="8" draw:end-shape="id13" draw:end-glue-point="11" svg:d="M23600 2400l29 4234" svg:viewBox="0 0 30 4235">
          <text:p>« utilise »</text:p>
        </draw:connector>
        <draw:custom-shape draw:style-name="gr2" draw:text-style-name="P3" xml:id="id4" draw:id="id4" draw:layer="layout" svg:width="1.6cm" svg:height="1.6cm" svg:x="1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6cm" svg:height="1.6cm" svg:x="8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6cm" svg:height="1.6cm" svg:x="8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6cm" svg:height="1.6cm" svg:x="33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layer="layout" draw:type="line" svg:x1="24.8cm" svg:y1="20cm" svg:x2="33.6cm" svg:y2="10.4cm" draw:start-shape="id14" draw:start-glue-point="10" draw:end-shape="id12" draw:end-glue-point="3" svg:d="M24800 20000l8800-9600" svg:viewBox="0 0 8801 9601">
          <text:p/>
        </draw:connector>
        <draw:connector draw:style-name="gr6" draw:layer="layout" draw:type="line" svg:x1="3.2cm" svg:y1="10.4cm" svg:x2="16.8cm" svg:y2="7.2cm" draw:start-shape="id15" draw:start-glue-point="1" draw:end-shape="id13" draw:end-glue-point="6" svg:d="M3200 10400l13600-3200" svg:viewBox="0 0 13601 3201">
          <text:p/>
        </draw:connector>
        <draw:frame draw:style-name="gr9" draw:layer="layout" svg:width="3.2cm" svg:height="0.725cm" svg:x="0.8cm" svg:y="5.6cm">
          <draw:text-box>
            <text:p>« hérite »</text:p>
          </draw:text-box>
        </draw:frame>
        <draw:frame draw:style-name="gr9" draw:layer="layout" svg:width="3.2cm" svg:height="0.725cm" svg:x="0.8cm" svg:y="14.7cm">
          <draw:text-box>
            <text:p>« hérite »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6cm" fo:page-height="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m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5T19:11:58.181000000</meta:creation-date>
    <dc:title>Diagramme</dc:title>
    <meta:editing-duration>PT56M52S</meta:editing-duration>
    <meta:editing-cycles>14</meta:editing-cycles>
    <meta:generator>LibreOffice/4.3.5.2$Windows_x86 LibreOffice_project/3a87456aaa6a95c63eea1c1b3201acedf0751bd5</meta:generator>
    <dc:date>2014-12-27T15:19:14.529000000</dc:date>
    <meta:document-statistic meta:object-count="66"/>
    <meta:template xlink:type="simple" xlink:actuate="onRequest" xlink:title="Diagramme" xlink:href="../../../../../../AppData/Roaming/LibreOffice/4/user/template/Diagramme.otg" meta:date="2014-12-05T19:11:58.001000000"/>
  </office:meta>
</office:document-meta>
</file>